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mily-generic="roman"/>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text-align="center" style:justify-single-word="false"/>
      <style:text-properties fo:font-size="36pt" fo:language="es" fo:country="ES" style:font-size-asian="36pt" style:font-size-complex="36pt"/>
    </style:style>
    <style:style style:name="P2" style:family="paragraph" style:parent-style-name="Preformatted_20_Text">
      <style:paragraph-properties fo:text-align="center" style:justify-single-word="false"/>
      <style:text-properties fo:font-size="22pt" fo:language="es" fo:country="ES" style:font-size-asian="22pt" style:font-size-complex="22pt"/>
    </style:style>
    <style:style style:name="P3" style:family="paragraph" style:parent-style-name="Preformatted_20_Text">
      <style:paragraph-properties fo:text-align="end" style:justify-single-word="false"/>
      <style:text-properties fo:font-size="22pt" fo:language="es" fo:country="ES" style:font-size-asian="22pt" style:font-size-complex="22pt"/>
    </style:style>
    <style:style style:name="P4" style:family="paragraph" style:parent-style-name="Preformatted_20_Text">
      <style:text-properties fo:language="es" fo:country="ES"/>
    </style:style>
    <style:style style:name="P5" style:family="paragraph" style:parent-style-name="Preformatted_20_Text">
      <style:text-properties fo:font-size="12pt" fo:language="es" fo:country="ES" style:font-size-asian="12pt" style:font-size-complex="12pt"/>
    </style:style>
    <style:style style:name="P6" style:family="paragraph" style:parent-style-name="Preformatted_20_Text">
      <style:paragraph-properties fo:text-align="center" style:justify-single-word="false"/>
      <style:text-properties fo:font-size="36pt" fo:language="es" fo:country="ES" style:font-size-asian="36pt" style:font-size-complex="36pt"/>
    </style:style>
    <style:style style:name="P7" style:family="paragraph" style:parent-style-name="Preformatted_20_Text">
      <style:paragraph-properties fo:text-align="center" style:justify-single-word="false"/>
      <style:text-properties fo:font-size="22pt" fo:language="es" fo:country="ES" style:font-size-asian="22pt" style:font-size-complex="22pt"/>
    </style:style>
    <style:style style:name="P8" style:family="paragraph" style:parent-style-name="Preformatted_20_Text">
      <style:text-properties fo:font-size="12pt" fo:language="es" fo:country="ES" style:font-size-asian="12pt" style:font-size-complex="12pt"/>
    </style:style>
    <style:style style:name="P9" style:family="paragraph" style:parent-style-name="Preformatted_20_Text">
      <style:text-properties fo:font-size="12pt" fo:language="es" fo:country="ES" style:text-underline-style="solid" style:text-underline-width="auto" style:text-underline-color="font-color" fo:font-weight="bold" style:font-size-asian="12pt" style:font-weight-asian="bold" style:font-size-complex="12pt" style:font-weight-complex="bold"/>
    </style:style>
    <style:style style:name="P10" style:family="paragraph" style:parent-style-name="Preformatted_20_Text">
      <style:text-properties fo:font-size="12pt" fo:language="es" fo:country="ES" style:text-underline-style="solid" style:text-underline-width="auto" style:text-underline-color="font-color" fo:font-weight="normal" style:font-size-asian="12pt" style:font-weight-asian="normal" style:font-size-complex="12pt" style:font-weight-complex="normal"/>
    </style:style>
    <style:style style:name="P11" style:family="paragraph" style:parent-style-name="Preformatted_20_Text">
      <style:text-properties fo:font-size="12pt" fo:language="es" fo:country="ES" style:text-underline-style="solid" style:text-underline-width="auto" style:text-underline-color="font-color" style:font-size-asian="12pt" style:font-size-complex="12pt"/>
    </style:style>
    <style:style style:name="P12" style:family="paragraph" style:parent-style-name="Preformatted_20_Text">
      <style:text-properties fo:font-size="12pt" fo:language="es" fo:country="ES" style:text-underline-style="none" fo:font-weight="normal" style:font-size-asian="12pt" style:font-weight-asian="normal" style:font-size-complex="12pt" style:font-weight-complex="normal"/>
    </style:style>
    <style:style style:name="P13" style:family="paragraph" style:parent-style-name="Preformatted_20_Text" style:list-style-name="L2">
      <style:text-properties fo:font-size="12pt" fo:language="es" fo:country="ES" style:text-underline-style="none" fo:font-weight="normal" style:font-size-asian="12pt" style:font-weight-asian="normal" style:font-size-complex="12pt" style:font-weight-complex="normal"/>
    </style:style>
    <style:style style:name="P14" style:family="paragraph" style:parent-style-name="Preformatted_20_Text" style:list-style-name="L3">
      <style:text-properties fo:font-size="12pt" fo:language="es" fo:country="ES" style:text-underline-style="none" fo:font-weight="normal" style:font-size-asian="12pt" style:font-weight-asian="normal" style:font-size-complex="12pt"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none" fo:font-weight="normal" style:font-weight-asian="normal" style:font-weight-complex="normal"/>
    </style:style>
    <style:style style:name="T3"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
      <text:p text:style-name="P1">Diseño de Video Juegos I</text:p>
      <text:p text:style-name="P4"/>
      <text:p text:style-name="P4"/>
      <text:p text:style-name="P4"/>
      <text:p text:style-name="P4"/>
      <text:p text:style-name="P4"/>
      <text:p text:style-name="P4"/>
      <text:p text:style-name="P1">Level 6 - Actividad 1</text:p>
      <text:p text:style-name="P1"/>
      <text:p text:style-name="P2">Informe sobre juegos</text:p>
      <text:p text:style-name="P4"/>
      <text:p text:style-name="P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Oscar Sánchez</text:p>
      <text:p text:style-name="P4"/>
      <text:p text:style-name="P4"><text:soft-page-break/></text:p>
      <text:p text:style-name="P9">Blush</text:p>
      <text:p text:style-name="P12"/>
      <text:p text:style-name="P10">Audiencia:</text:p>
      <text:p text:style-name="P12">La audiencia es casual. el juego posee reglas muy simples. Por momento se torna un poco difícil de seguir. La edad de la misma es de 15 a 25 años en la cual se posee tiempo suficiente para dedicarle y comprender el juego debido a que es un juego del tipo sandbox.</text:p>
      <text:p text:style-name="P12"/>
      <text:p text:style-name="P12"/>
      <text:p text:style-name="P12"><text:span text:style-name="T1">Tecnología:</text:span> </text:p>
      <text:list xml:id="list7919738239870135733" text:style-name="L3">
        <text:list-item>
          <text:p text:style-name="P14">Unity 3D </text:p>
        </text:list-item>
        <text:list-item>
          <text:p text:style-name="P14">Web</text:p>
        </text:list-item>
      </text:list>
      <text:p text:style-name="P12"><text:span text:style-name="T1">Marketing:</text:span> </text:p>
      <text:list xml:id="list884956527887143777" text:style-name="L2">
        <text:list-item>
          <text:p text:style-name="P13">Venta de descargable.</text:p>
        </text:list-item>
      </text:list>
      <text:p text:style-name="P12"/>
      <text:p text:style-name="P9">Farmville</text:p>
      <text:p text:style-name="P9"><text:span text:style-name="T2"/></text:p>
      <text:p text:style-name="P9"><text:span text:style-name="T3">Audiencia:</text:span></text:p>
      <text:p text:style-name="P9"><text:span text:style-name="T2">La audiencia es casual. Se basa en reglas muy simples y se avanza muy rápido en el mismo superando objetivos simples de alcanzar. Con fuerte rol social dado que para jugar se debe tener cuenta en facebook. Ademas el juego permite ir publicando en el muro del usuario los logros obtenidos.</text:span></text:p>
      <text:p text:style-name="P9"><text:span text:style-name="T2">La edad de la misma es de 20 años en adelante esto es por el hecho de que el juego se basa en vender dinero virtual para poder avanzar mas rápido y para ello el usuario debe poseer dinero. Se supone que a partir de esa edad el mismo tiene la capacidad de trabajar.</text:span></text:p>
      <text:p text:style-name="P9"><text:span text:style-name="T2">El juego se basa en eventos que ocurren a un momento dado usando como unidades de medidas Horas para lo cual el usuario pude ir siguiendo el juego sin necesidad de dedicar mucho tiempo en el mismo.</text:span></text:p>
      <text:p text:style-name="P9"><text:span text:style-name="T2"/></text:p>
      <text:p text:style-name="P9"><text:span text:style-name="T3">Tecnologia:</text:span></text:p>
      <text:p text:style-name="P9"><text:span text:style-name="T2">- Juego para Facebook</text:span></text:p>
      <text:p text:style-name="P9"><text:span text:style-name="T2">- Adobe Flash</text:span></text:p>
      <text:p text:style-name="P9"><text:span text:style-name="T2"/></text:p>
      <text:p text:style-name="P11">Marketing:</text:p>
      <text:p text:style-name="P5"><text:s/>- Venta de Crédito (Farm Cash)</text:p>
      <text:p text:style-name="P5"><text:s/>- Publicidad de terceros</text:p>
      <text:p text:style-name="P5"><text:s/>- Atraer nuevos jugadores por medio de la publicación de los logros obtenidos en el muro de los usuarios.</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1" svg:font-family="'Times New Roman'" style:font-family-generic="roman"/>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NSimSun"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date>2012-11-14T01:00:46.05</dc:date>
    <meta:editing-duration>PT2H3M56S</meta:editing-duration>
    <meta:editing-cycles>35</meta:editing-cycles>
    <meta:document-statistic meta:table-count="0" meta:image-count="0" meta:object-count="0" meta:page-count="2" meta:paragraph-count="25" meta:word-count="262" meta:character-count="1401"/>
  </office:meta>
</office:document-meta>
</file>